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4pt" fo:font-weight="bold" style:font-size-asian="14pt" style:font-weight-asian="bold" style:font-size-complex="14pt" style:font-weight-complex="bold"/>
    </style:style>
    <style:style style:name="P4" style:family="paragraph" style:parent-style-name="Standard">
      <style:text-properties style:font-name="Georgia" fo:font-size="10.5pt" fo:font-weight="bold" style:font-size-asian="10.5pt" style:font-weight-asian="bold" style:font-size-complex="10.5pt" style:font-weight-complex="bold"/>
    </style:style>
    <style:style style:name="P5" style:family="paragraph" style:parent-style-name="Standard">
      <style:text-properties style:font-name="Georgia"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ining Up The Lights</text:p>
      <text:p text:style-name="P2">(finding God's will)</text:p>
      <text:p text:style-name="P1"><text:span text:style-name="T1">Read:</text:span> Matthew 5:14-16</text:p>
      <text:p text:style-name="P1"><text:s/></text:p>
      <text:p text:style-name="P1"><text:span text:style-name="T1">Text:</text:span> John 8:12 "Then spake Jesus again unto them, saying, I am the light of the world: he that followeth me shall not walk in darkness, but shall have the light of life."</text:p>
      <text:p text:style-name="P1"/>
      <text:p text:style-name="P1"><text:span text:style-name="T1">Introduction:</text:span> When we lived in Maryland, one evening, we went down-town to see the lighting of the Christmas tree. <text:s/>We positioned ourselves to see the tree from a church, on the hill in a straight line to the downtown tree. <text:s/>The way it was supposed to work was that the Christmas tree would be lit first and then each tree from that tree up to where we were (on both sides of the street) would light up in order. <text:s/>We wanted to see as the lights came on, on each separate tree. <text:s/>It was a pretty neat thing to watch as the lights moved from tree to tree and ended right in front of us.</text:p>
      <text:p text:style-name="P1"><text:s text:c="2"/>It reminded me of a story that I read. <text:s/>A ship was approaching a narrow harbor. <text:s/>The captain was asked: <text:s/>“How do you know where to turn?” <text:s/>“I run parallel to the land and then I turn when the ship is aligned with those four lights on the shore.” <text:s/>The captain replied. </text:p>
      <text:p text:style-name="P1"><text:s text:c="2"/>I want to talk about God’s direction in our lives. <text:s/>I want to discuss four lights that need to be lined up in your life so that you can be sure that you are in line with God’s purpose for you. </text:p>
      <text:p text:style-name="P1"/>
      <text:p text:style-name="P1"><text:span text:style-name="T1">I. The Light of The Word: </text:span><text:span text:style-name="T2">(</text:span><text:span text:style-name="T3">You need a map</text:span><text:span text:style-name="T2">)</text:span> God will never lead you in a direction that violates His Word. <text:s/>If you struggle with knowing and following God’s purpose then rest easy; you can easily eliminate many options just by being familiar with the Word of God. <text:s/>In the Navy the Captain puts out a plan of the day every day (it is posted in every depart-ment at the beginning of every day) and that is the direction that he intends for the crew to follow unless there is a situation that calls for change, at which time, you will hear an announcement over the loud speaker announcing the change. <text:s/>When the situation is handled you will hear the announcement to: “Return to normal duties.” <text:s/>It would be a poor officer who, knowing the plan of the day was posted on the bulletin board, kept calling the captain for directions. <text:s/>I know of no one who is planning a long trip that doesn’t, at least, look at a map (especially with the google map app). <text:s/>It is unwise to believe that you can know God’s purpose when you don’t bother to even look at His written plan.</text:p>
      <text:p text:style-name="P1"/>
      <text:p text:style-name="P1"><text:span text:style-name="T1">II. The Light of Prayer: </text:span><text:span text:style-name="T2">(</text:span><text:span text:style-name="T3">ask for directions</text:span><text:span text:style-name="T2">)</text:span> <text:s/>There are some situations when a call is in order. <text:s/>Sometimes we are faced with two paths that seem to be going in the right direction, however we can only follow one of them. Get on your knees, take out your spiritual cell phone, and ask your Father which path to take. <text:s/>Just because the path looks like it's straight and nar-row doesn’t mean that it’s the right one beyond the horizon. <text:s/>Here’s a case in point: How many times have you met a believer married to a non-believer who says: <text:s/>“He/she acted like a Christian when we were going together?” <text:s/>Maybe a call to his or her Heavenly Father would have been in order. <text:s/>When the decision is important then it's important enough to ask <text:line-break/>God for His opinion.</text:p>
      <text:p text:style-name="P1"/>
      <text:p text:style-name="P1"><text:span text:style-name="T1">III. The Light of The Holy Spirit: </text:span><text:span text:style-name="T2">(</text:span><text:span text:style-name="T3">Let someone else drive</text:span><text:span text:style-name="T2">)</text:span> <text:s/>Some-times we have to listen to voices that rankle us. (illustrate: Captain of battleship vs seaman in lighthouse). <text:s text:c="2"/>There is a place where decisions are made that are, seemingly, not logical. <text:s/>There are choices that require wisdom far beyond the understanding of man. <text:s/>This is more than looking at a map it is like having GPS. <text:s/>Someone knows where you are, where you are going, and has a specific plan to get you there. <text:s/>This person also has the ability to take over the controls and get you through places that are impossible from a human standpoint. <text:s/>He must have your approval and willingness to turn over the controls to Him in order to work in your situation. <text:s/>(Illustrate – Mark Lowrey's summer ministry)</text:p>
      <text:p text:style-name="P1"/>
      <text:p text:style-name="P1"><text:span text:style-name="T1">IV. The Light of Open Doors: </text:span><text:span text:style-name="T2">(</text:span><text:span text:style-name="T3">drive between the lines</text:span><text:span text:style-name="T2">)</text:span> Sometimes we are so sure of exactly what we want to do. <text:s/>We have read the scriptures, we have prayed, we have the confidence that this is the way, and the door slams shut in our face. <text:s/>Not only is it shut, but it is dead bolted from the other side. <text:s/>We turn the knob but it won’t turn. <text:s/>We push but the door doesn’t budge. <text:s/>We knock and the door isn’t opened. <text:s/>Then we get mad, or pout, or cry. <text:s/></text:p>
      <text:p text:style-name="P1"><text:s text:c="2"/>God is able to open any door and He can dead bolt a door. If the door is not budging at your hardest push then it should be obvious that His plan and our plan are not the same.</text:p>
      <text:p text:style-name="P1"><text:s text:c="2"/>Revelation 3:8 says "...behold, I have set before thee an open door, and no man can shut it..." When God shuts a door, it is unwise to try to force it open. <text:s/>Just drive the path that He has charted for you and you will end up exactly where He wants you to be.</text:p>
      <text:p text:style-name="P4"/>
      <text:p text:style-name="P1"><text:span text:style-name="T1">Conclude:</text:span> I don’t often tell you to write things down but this outline might be worth committing to memory. To know God’s plan and purpose you need to line up the bow of your life with these four lights:</text:p>
      <text:p text:style-name="P1">1. The Light of the Word.</text:p>
      <text:p text:style-name="P1">2. The Light of Prayer.</text:p>
      <text:p text:style-name="P1">3. The Light of The Holy Spirit.</text:p>
      <text:p text:style-name="P1">4. The Light of Open Doors.</text:p>
      <text:p text:style-name="P1"><text:s text:c="2"/>Line those four up and you are good to 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8*"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ining Up The Lights</dc:title>
    <meta:initial-creator>Joel Tice</meta:initial-creator>
    <meta:creation-date>2007-11-24T11:51:00</meta:creation-date>
    <dc:creator>j </dc:creator>
    <dc:date>2020-12-05T11:45:16.10</dc:date>
    <meta:editing-cycles>14</meta:editing-cycles>
    <meta:editing-duration>P4DT36M6S</meta:editing-duration>
    <meta:generator>OpenOffice/4.1.3$Win32 OpenOffice.org_project/413m1$Build-9783</meta:generator>
    <meta:document-statistic meta:table-count="0" meta:image-count="0" meta:object-count="0" meta:page-count="1" meta:paragraph-count="20" meta:word-count="980" meta:character-count="5112"/>
  </office:meta>
</office:document-meta>
</file>